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f26" officeooo:paragraph-rsid="001bbf26"/>
    </style:style>
    <style:style style:name="P2" style:family="paragraph" style:parent-style-name="Standard">
      <style:text-properties officeooo:rsid="001d1cfd" officeooo:paragraph-rsid="001d1cfd"/>
    </style:style>
    <style:style style:name="P3" style:family="paragraph" style:parent-style-name="Standard">
      <style:text-properties officeooo:rsid="00220aab" officeooo:paragraph-rsid="00220aab"/>
    </style:style>
    <style:style style:name="P4" style:family="paragraph" style:parent-style-name="Standard" style:list-style-name="L1">
      <style:text-properties officeooo:rsid="001bbf26" officeooo:paragraph-rsid="001bbf26"/>
    </style:style>
    <style:style style:name="T1" style:family="text">
      <style:text-properties officeooo:rsid="001d1cfd"/>
    </style:style>
    <style:style style:name="T2" style:family="text">
      <style:text-properties officeooo:rsid="001d3f78"/>
    </style:style>
    <style:style style:name="T3" style:family="text">
      <style:text-properties officeooo:rsid="001ee0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dio Link Control</text:p>
      <text:p text:style-name="P1"/>
      <text:p text:style-name="P1">Rlc layer provides the rlc channels to the pdcp layer</text:p>
      <text:p text:style-name="P1"/>
      <text:p text:style-name="P1">RLC entities are of following types :</text:p>
      <text:p text:style-name="P1">1) Transparent mode</text:p>
      <text:p text:style-name="P1">2) Unacknowleged mode</text:p>
      <text:p text:style-name="P1">3) Acknowledged mode</text:p>
      <text:p text:style-name="P1"/>
      <text:p text:style-name="P1"/>
      <text:p text:style-name="P1">1) Transparent mode</text:p>
      <text:list xml:id="list1949029303" text:style-name="L1">
        <text:list-item>
          <text:p text:style-name="P4">Transparent mode is applicable in Control plane only</text:p>
        </text:list-item>
      </text:list>
      <text:p text:style-name="P1"/>
      <text:p text:style-name="P1"/>
      <text:p text:style-name="P1"/>
      <text:p text:style-name="P1">2) Unacknowleded mode is applicable in User plane only</text:p>
      <text:p text:style-name="P1"><text:tab/><text:span text:style-name="T1">It provides the real time applications like ARQ</text:span></text:p>
      <text:p text:style-name="P1"/>
      <text:p text:style-name="P1"/>
      <text:p text:style-name="P1"/>
      <text:p text:style-name="P1">3)Acknowleded mode is applicable in both control plane and user plane</text:p>
      <text:p text:style-name="P1"/>
      <text:p text:style-name="P1"/>
      <text:p text:style-name="P1"/>
      <text:p text:style-name="P1"/>
      <text:p text:style-name="P1"><text:s/></text:p>
      <text:p text:style-name="P1"/>
      <text:p text:style-name="P2">padding : <text:span text:style-name="T2">adjusting the extra </text:span><text:span text:style-name="T3">message</text:span></text:p>
      <text:p text:style-name="P3">RLC is responsible for segmentation and re-segmentation handling</text:p>
      <text:p text:style-name="P3">Error correction through ARQ</text:p>
      <text:p text:style-name="P3">Reassembly of SDU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7T12:23:41.676511445</meta:creation-date>
    <dc:date>2023-08-09T10:49:08.613737541</dc:date>
    <meta:editing-duration>PT1H43M1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90" meta:character-count="558" meta:non-whitespace-character-count="482"/>
  </office:meta>
</office:document-meta>
</file>